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492in"/>
    </style:style>
    <style:style style:name="co2" style:family="table-column">
      <style:table-column-properties fo:break-before="auto" style:column-width="0.789in"/>
    </style:style>
    <style:style style:name="co3" style:family="table-column">
      <style:table-column-properties fo:break-before="auto" style:column-width="0.7465in"/>
    </style:style>
    <style:style style:name="co4" style:family="table-column">
      <style:table-column-properties fo:break-before="auto" style:column-width="0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delay_max</text:p>
          </table:table-cell>
          <table:table-cell office:value-type="string" calcext:value-type="string">
            <text:p>delay_avg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mesh4x4_True_32</text:p>
          </table:table-cell>
          <table:table-cell office:value-type="float" office:value="5062" calcext:value-type="float">
            <text:p>5062</text:p>
          </table:table-cell>
          <table:table-cell office:value-type="float" office:value="736.89" calcext:value-type="float">
            <text:p>736.89</text:p>
          </table:table-cell>
          <table:table-cell office:value-type="float" office:value="0.607111" calcext:value-type="float">
            <text:p>0.607111</text:p>
          </table:table-cell>
        </table:table-row>
        <table:table-row table:style-name="ro1">
          <table:table-cell office:value-type="string" calcext:value-type="string">
            <text:p>mesh4x4_True_64</text:p>
          </table:table-cell>
          <table:table-cell office:value-type="float" office:value="6956" calcext:value-type="float">
            <text:p>6956</text:p>
          </table:table-cell>
          <table:table-cell office:value-type="float" office:value="1063.09" calcext:value-type="float">
            <text:p>1063.09</text:p>
          </table:table-cell>
          <table:table-cell office:value-type="float" office:value="0.307333" calcext:value-type="float">
            <text:p>0.307333</text:p>
          </table:table-cell>
        </table:table-row>
        <table:table-row table:style-name="ro1">
          <table:table-cell office:value-type="string" calcext:value-type="string">
            <text:p>mesh4x4_True_128</text:p>
          </table:table-cell>
          <table:table-cell office:value-type="float" office:value="5862" calcext:value-type="float">
            <text:p>5862</text:p>
          </table:table-cell>
          <table:table-cell office:value-type="float" office:value="3129.75" calcext:value-type="float">
            <text:p>3129.75</text:p>
          </table:table-cell>
          <table:table-cell office:value-type="float" office:value="0.154222" calcext:value-type="float">
            <text:p>0.154222</text:p>
          </table:table-cell>
        </table:table-row>
        <table:table-row table:style-name="ro1">
          <table:table-cell office:value-type="string" calcext:value-type="string">
            <text:p>mesh4x4_False_32</text:p>
          </table:table-cell>
          <table:table-cell office:value-type="float" office:value="72" calcext:value-type="float">
            <text:p>72</text:p>
          </table:table-cell>
          <table:table-cell office:value-type="float" office:value="11.666" calcext:value-type="float">
            <text:p>11.666</text:p>
          </table:table-cell>
          <table:table-cell office:value-type="float" office:value="1.25711" calcext:value-type="float">
            <text:p>1.25711</text:p>
          </table:table-cell>
        </table:table-row>
        <table:table-row table:style-name="ro1">
          <table:table-cell office:value-type="string" calcext:value-type="string">
            <text:p>mesh4x4_False_64</text:p>
          </table:table-cell>
          <table:table-cell office:value-type="float" office:value="60" calcext:value-type="float">
            <text:p>60</text:p>
          </table:table-cell>
          <table:table-cell office:value-type="float" office:value="11.6319" calcext:value-type="float">
            <text:p>11.6319</text:p>
          </table:table-cell>
          <table:table-cell office:value-type="float" office:value="1.19856" calcext:value-type="float">
            <text:p>1.19856</text:p>
          </table:table-cell>
        </table:table-row>
        <table:table-row table:style-name="ro1">
          <table:table-cell office:value-type="string" calcext:value-type="string">
            <text:p>mesh4x4_False_128</text:p>
          </table:table-cell>
          <table:table-cell office:value-type="float" office:value="60" calcext:value-type="float">
            <text:p>60</text:p>
          </table:table-cell>
          <table:table-cell office:value-type="float" office:value="11.6319" calcext:value-type="float">
            <text:p>11.6319</text:p>
          </table:table-cell>
          <table:table-cell office:value-type="float" office:value="1.19856" calcext:value-type="float">
            <text:p>1.19856</text:p>
          </table:table-cell>
        </table:table-row>
        <table:table-row table:style-name="ro1">
          <table:table-cell office:value-type="string" calcext:value-type="string">
            <text:p>mesh8x8_True_32</text:p>
          </table:table-cell>
          <table:table-cell office:value-type="float" office:value="9007" calcext:value-type="float">
            <text:p>9007</text:p>
          </table:table-cell>
          <table:table-cell office:value-type="float" office:value="1439.41" calcext:value-type="float">
            <text:p>1439.41</text:p>
          </table:table-cell>
          <table:table-cell office:value-type="float" office:value="2.56733" calcext:value-type="float">
            <text:p>2.56733</text:p>
          </table:table-cell>
        </table:table-row>
        <table:table-row table:style-name="ro1">
          <table:table-cell office:value-type="string" calcext:value-type="string">
            <text:p>mesh8x8_True_64</text:p>
          </table:table-cell>
          <table:table-cell office:value-type="float" office:value="5870" calcext:value-type="float">
            <text:p>5870</text:p>
          </table:table-cell>
          <table:table-cell office:value-type="float" office:value="1105.72" calcext:value-type="float">
            <text:p>1105.72</text:p>
          </table:table-cell>
          <table:table-cell office:value-type="float" office:value="1.07756" calcext:value-type="float">
            <text:p>1.07756</text:p>
          </table:table-cell>
        </table:table-row>
        <table:table-row table:style-name="ro1">
          <table:table-cell office:value-type="string" calcext:value-type="string">
            <text:p>mesh8x8_True_128</text:p>
          </table:table-cell>
          <table:table-cell office:value-type="float" office:value="8780" calcext:value-type="float">
            <text:p>8780</text:p>
          </table:table-cell>
          <table:table-cell office:value-type="float" office:value="1499.87" calcext:value-type="float">
            <text:p>1499.87</text:p>
          </table:table-cell>
          <table:table-cell office:value-type="float" office:value="0.600889" calcext:value-type="float">
            <text:p>0.600889</text:p>
          </table:table-cell>
        </table:table-row>
        <table:table-row table:style-name="ro1">
          <table:table-cell office:value-type="string" calcext:value-type="string">
            <text:p>mesh8x8_False_32</text:p>
          </table:table-cell>
          <table:table-cell office:value-type="float" office:value="122" calcext:value-type="float">
            <text:p>122</text:p>
          </table:table-cell>
          <table:table-cell office:value-type="float" office:value="22.8246" calcext:value-type="float">
            <text:p>22.8246</text:p>
          </table:table-cell>
          <table:table-cell office:value-type="float" office:value="5.13689" calcext:value-type="float">
            <text:p>5.13689</text:p>
          </table:table-cell>
        </table:table-row>
        <table:table-row table:style-name="ro1">
          <table:table-cell office:value-type="string" calcext:value-type="string">
            <text:p>mesh8x8_False_64</text:p>
          </table:table-cell>
          <table:table-cell office:value-type="float" office:value="147" calcext:value-type="float">
            <text:p>147</text:p>
          </table:table-cell>
          <table:table-cell office:value-type="float" office:value="23.376" calcext:value-type="float">
            <text:p>23.376</text:p>
          </table:table-cell>
          <table:table-cell office:value-type="float" office:value="5.08811" calcext:value-type="float">
            <text:p>5.08811</text:p>
          </table:table-cell>
        </table:table-row>
        <table:table-row table:style-name="ro1">
          <table:table-cell office:value-type="string" calcext:value-type="string">
            <text:p>mesh8x8_False_128</text:p>
          </table:table-cell>
          <table:table-cell office:value-type="float" office:value="121" calcext:value-type="float">
            <text:p>121</text:p>
          </table:table-cell>
          <table:table-cell office:value-type="float" office:value="22.7876" calcext:value-type="float">
            <text:p>22.7876</text:p>
          </table:table-cell>
          <table:table-cell office:value-type="float" office:value="5.09322" calcext:value-type="float">
            <text:p>5.09322</text:p>
          </table:table-cell>
        </table:table-row>
        <table:table-row table:style-name="ro1">
          <table:table-cell office:value-type="string" calcext:value-type="string">
            <text:p>mesh16x16_True_32</text:p>
          </table:table-cell>
          <table:table-cell office:value-type="float" office:value="1221" calcext:value-type="float">
            <text:p>1221</text:p>
          </table:table-cell>
          <table:table-cell office:value-type="float" office:value="87.5255" calcext:value-type="float">
            <text:p>87.5255</text:p>
          </table:table-cell>
          <table:table-cell office:value-type="float" office:value="20.5643" calcext:value-type="float">
            <text:p>20.5643</text:p>
          </table:table-cell>
        </table:table-row>
        <table:table-row table:style-name="ro1">
          <table:table-cell office:value-type="string" calcext:value-type="string">
            <text:p>mesh16x16_True_64</text:p>
          </table:table-cell>
          <table:table-cell office:value-type="float" office:value="893" calcext:value-type="float">
            <text:p>893</text:p>
          </table:table-cell>
          <table:table-cell office:value-type="float" office:value="82.2611" calcext:value-type="float">
            <text:p>82.2611</text:p>
          </table:table-cell>
          <table:table-cell office:value-type="float" office:value="20.2609" calcext:value-type="float">
            <text:p>20.2609</text:p>
          </table:table-cell>
        </table:table-row>
        <table:table-row table:style-name="ro1">
          <table:table-cell office:value-type="string" calcext:value-type="string">
            <text:p>mesh16x16_True_128</text:p>
          </table:table-cell>
          <table:table-cell office:value-type="float" office:value="933" calcext:value-type="float">
            <text:p>933</text:p>
          </table:table-cell>
          <table:table-cell office:value-type="float" office:value="83.4374" calcext:value-type="float">
            <text:p>83.4374</text:p>
          </table:table-cell>
          <table:table-cell office:value-type="float" office:value="20.401" calcext:value-type="float">
            <text:p>20.401</text:p>
          </table:table-cell>
        </table:table-row>
        <table:table-row table:style-name="ro1">
          <table:table-cell office:value-type="string" calcext:value-type="string">
            <text:p>mesh16x16_False_32</text:p>
          </table:table-cell>
          <table:table-cell office:value-type="float" office:value="743" calcext:value-type="float">
            <text:p>743</text:p>
          </table:table-cell>
          <table:table-cell office:value-type="float" office:value="82.4405" calcext:value-type="float">
            <text:p>82.4405</text:p>
          </table:table-cell>
          <table:table-cell office:value-type="float" office:value="20.5472" calcext:value-type="float">
            <text:p>20.5472</text:p>
          </table:table-cell>
        </table:table-row>
        <table:table-row table:style-name="ro1">
          <table:table-cell office:value-type="string" calcext:value-type="string">
            <text:p>mesh16x16_False_64</text:p>
          </table:table-cell>
          <table:table-cell office:value-type="float" office:value="992" calcext:value-type="float">
            <text:p>992</text:p>
          </table:table-cell>
          <table:table-cell office:value-type="float" office:value="88.9743" calcext:value-type="float">
            <text:p>88.9743</text:p>
          </table:table-cell>
          <table:table-cell office:value-type="float" office:value="20.5053" calcext:value-type="float">
            <text:p>20.5053</text:p>
          </table:table-cell>
        </table:table-row>
        <table:table-row table:style-name="ro1">
          <table:table-cell office:value-type="string" calcext:value-type="string">
            <text:p>mesh16x16_False_128</text:p>
          </table:table-cell>
          <table:table-cell office:value-type="float" office:value="905" calcext:value-type="float">
            <text:p>905</text:p>
          </table:table-cell>
          <table:table-cell office:value-type="float" office:value="82.9223" calcext:value-type="float">
            <text:p>82.9223</text:p>
          </table:table-cell>
          <table:table-cell office:value-type="float" office:value="20.5547" calcext:value-type="float">
            <text:p>20.5547</text:p>
          </table:table-cell>
        </table:table-row>
        <table:table-row table:style-name="ro1">
          <table:table-cell office:value-type="string" calcext:value-type="string">
            <text:p>mesh32x32_True_32</text:p>
          </table:table-cell>
          <table:table-cell office:value-type="float" office:value="9000" calcext:value-type="float">
            <text:p>9000</text:p>
          </table:table-cell>
          <table:table-cell office:value-type="float" office:value="1321.27" calcext:value-type="float">
            <text:p>1321.27</text:p>
          </table:table-cell>
          <table:table-cell office:value-type="float" office:value="51.7722" calcext:value-type="float">
            <text:p>51.7722</text:p>
          </table:table-cell>
        </table:table-row>
        <table:table-row table:style-name="ro1">
          <table:table-cell office:value-type="string" calcext:value-type="string">
            <text:p>mesh32x32_True_64</text:p>
          </table:table-cell>
          <table:table-cell office:value-type="float" office:value="8402" calcext:value-type="float">
            <text:p>8402</text:p>
          </table:table-cell>
          <table:table-cell office:value-type="float" office:value="1248.38" calcext:value-type="float">
            <text:p>1248.38</text:p>
          </table:table-cell>
          <table:table-cell office:value-type="float" office:value="52.6894" calcext:value-type="float">
            <text:p>52.6894</text:p>
          </table:table-cell>
        </table:table-row>
        <table:table-row table:style-name="ro1">
          <table:table-cell office:value-type="string" calcext:value-type="string">
            <text:p>mesh32x32_True_128</text:p>
          </table:table-cell>
          <table:table-cell office:value-type="float" office:value="8962" calcext:value-type="float">
            <text:p>8962</text:p>
          </table:table-cell>
          <table:table-cell office:value-type="float" office:value="1322.22" calcext:value-type="float">
            <text:p>1322.22</text:p>
          </table:table-cell>
          <table:table-cell office:value-type="float" office:value="51.3907" calcext:value-type="float">
            <text:p>51.3907</text:p>
          </table:table-cell>
        </table:table-row>
        <table:table-row table:style-name="ro1">
          <table:table-cell office:value-type="string" calcext:value-type="string">
            <text:p>mesh32x32_False_32</text:p>
          </table:table-cell>
          <table:table-cell office:value-type="float" office:value="9054" calcext:value-type="float">
            <text:p>9054</text:p>
          </table:table-cell>
          <table:table-cell office:value-type="float" office:value="1309.96" calcext:value-type="float">
            <text:p>1309.96</text:p>
          </table:table-cell>
          <table:table-cell office:value-type="float" office:value="51.9521" calcext:value-type="float">
            <text:p>51.9521</text:p>
          </table:table-cell>
        </table:table-row>
        <table:table-row table:style-name="ro1">
          <table:table-cell office:value-type="string" calcext:value-type="string">
            <text:p>mesh32x32_False_64</text:p>
          </table:table-cell>
          <table:table-cell office:value-type="float" office:value="8762" calcext:value-type="float">
            <text:p>8762</text:p>
          </table:table-cell>
          <table:table-cell office:value-type="float" office:value="1268.77" calcext:value-type="float">
            <text:p>1268.77</text:p>
          </table:table-cell>
          <table:table-cell office:value-type="float" office:value="52.3482" calcext:value-type="float">
            <text:p>52.3482</text:p>
          </table:table-cell>
        </table:table-row>
        <table:table-row table:style-name="ro1">
          <table:table-cell office:value-type="string" calcext:value-type="string">
            <text:p>mesh32x32_False_128</text:p>
          </table:table-cell>
          <table:table-cell office:value-type="float" office:value="9085" calcext:value-type="float">
            <text:p>9085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52.2657" calcext:value-type="float">
            <text:p>52.2657</text:p>
          </table:table-cell>
        </table:table-row>
        <table:table-row table:style-name="ro1">
          <table:table-cell office:value-type="string" calcext:value-type="string">
            <text:p>mesh50x50_True_32</text:p>
          </table:table-cell>
          <table:table-cell office:value-type="float" office:value="9548" calcext:value-type="float">
            <text:p>9548</text:p>
          </table:table-cell>
          <table:table-cell office:value-type="float" office:value="2038.89" calcext:value-type="float">
            <text:p>2038.89</text:p>
          </table:table-cell>
          <table:table-cell office:value-type="float" office:value="83.4622" calcext:value-type="float">
            <text:p>83.4622</text:p>
          </table:table-cell>
        </table:table-row>
        <table:table-row table:style-name="ro1">
          <table:table-cell office:value-type="string" calcext:value-type="string">
            <text:p>mesh50x50_True_64</text:p>
          </table:table-cell>
          <table:table-cell office:value-type="float" office:value="9515" calcext:value-type="float">
            <text:p>9515</text:p>
          </table:table-cell>
          <table:table-cell office:value-type="float" office:value="2019.51" calcext:value-type="float">
            <text:p>2019.51</text:p>
          </table:table-cell>
          <table:table-cell office:value-type="float" office:value="83.4278" calcext:value-type="float">
            <text:p>83.4278</text:p>
          </table:table-cell>
        </table:table-row>
        <table:table-row table:style-name="ro1">
          <table:table-cell office:value-type="string" calcext:value-type="string">
            <text:p>mesh50x50_True_128</text:p>
          </table:table-cell>
          <table:table-cell office:value-type="float" office:value="9477" calcext:value-type="float">
            <text:p>9477</text:p>
          </table:table-cell>
          <table:table-cell office:value-type="float" office:value="2009.24" calcext:value-type="float">
            <text:p>2009.24</text:p>
          </table:table-cell>
          <table:table-cell office:value-type="float" office:value="84.3993" calcext:value-type="float">
            <text:p>84.3993</text:p>
          </table:table-cell>
        </table:table-row>
        <table:table-row table:style-name="ro1">
          <table:table-cell office:value-type="string" calcext:value-type="string">
            <text:p>mesh50x50_False_32</text:p>
          </table:table-cell>
          <table:table-cell office:value-type="float" office:value="9259" calcext:value-type="float">
            <text:p>9259</text:p>
          </table:table-cell>
          <table:table-cell office:value-type="float" office:value="2005.21" calcext:value-type="float">
            <text:p>2005.21</text:p>
          </table:table-cell>
          <table:table-cell office:value-type="float" office:value="83.3246" calcext:value-type="float">
            <text:p>83.3246</text:p>
          </table:table-cell>
        </table:table-row>
        <table:table-row table:style-name="ro1">
          <table:table-cell office:value-type="string" calcext:value-type="string">
            <text:p>mesh50x50_False_64</text:p>
          </table:table-cell>
          <table:table-cell office:value-type="float" office:value="9348" calcext:value-type="float">
            <text:p>9348</text:p>
          </table:table-cell>
          <table:table-cell office:value-type="float" office:value="2018.57" calcext:value-type="float">
            <text:p>2018.57</text:p>
          </table:table-cell>
          <table:table-cell office:value-type="float" office:value="84.0462" calcext:value-type="float">
            <text:p>84.0462</text:p>
          </table:table-cell>
        </table:table-row>
        <table:table-row table:style-name="ro1">
          <table:table-cell office:value-type="string" calcext:value-type="string">
            <text:p>mesh50x50_False_128</text:p>
          </table:table-cell>
          <table:table-cell office:value-type="float" office:value="9515" calcext:value-type="float">
            <text:p>9515</text:p>
          </table:table-cell>
          <table:table-cell office:value-type="float" office:value="2025.81" calcext:value-type="float">
            <text:p>2025.81</text:p>
          </table:table-cell>
          <table:table-cell office:value-type="float" office:value="83.5594" calcext:value-type="float">
            <text:p>83.5594</text:p>
          </table:table-cell>
        </table:table-row>
      </table:table>
      <table:table table:name="Sheet2" table:style-name="ta1">
        <table:shapes>
          <draw:frame draw:z-index="0" draw:style-name="gr1" draw:text-style-name="P1" svg:width="6.2976in" svg:height="3.5386in" svg:x="0in" svg:y="4.4358in">
            <draw:object draw:notify-on-update-of-ranges="Sheet2.A2:Sheet2.A16 Sheet2.D1:Sheet2.D1 Sheet2.D2:Sheet2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3031in" svg:y="4.4504in">
            <draw:object draw:notify-on-update-of-ranges="Sheet2.A1:Sheet2.A1 Sheet2.A2:Sheet2.A16 Sheet2.C1:Sheet2.C1 Sheet2.C2:Sheet2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0933in" svg:y="1.1319in">
            <draw:object draw:notify-on-update-of-ranges="Sheet2.A1:Sheet2.A1 Sheet2.A2:Sheet2.A16 Sheet2.B1:Sheet2.B1 Sheet2.B2:Sheet2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delay_max</text:p>
          </table:table-cell>
          <table:table-cell office:value-type="string" calcext:value-type="string">
            <text:p>delay_avg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mesh4x4_True_32</text:p>
          </table:table-cell>
          <table:table-cell office:value-type="float" office:value="5062" calcext:value-type="float">
            <text:p>5062</text:p>
          </table:table-cell>
          <table:table-cell office:value-type="float" office:value="736.89" calcext:value-type="float">
            <text:p>736.89</text:p>
          </table:table-cell>
          <table:table-cell office:value-type="float" office:value="0.607111" calcext:value-type="float">
            <text:p>0.607111</text:p>
          </table:table-cell>
        </table:table-row>
        <table:table-row table:style-name="ro1">
          <table:table-cell office:value-type="string" calcext:value-type="string">
            <text:p>mesh4x4_True_64</text:p>
          </table:table-cell>
          <table:table-cell office:value-type="float" office:value="6956" calcext:value-type="float">
            <text:p>6956</text:p>
          </table:table-cell>
          <table:table-cell office:value-type="float" office:value="1063.09" calcext:value-type="float">
            <text:p>1063.09</text:p>
          </table:table-cell>
          <table:table-cell office:value-type="float" office:value="0.307333" calcext:value-type="float">
            <text:p>0.307333</text:p>
          </table:table-cell>
        </table:table-row>
        <table:table-row table:style-name="ro1">
          <table:table-cell office:value-type="string" calcext:value-type="string">
            <text:p>mesh4x4_True_128</text:p>
          </table:table-cell>
          <table:table-cell office:value-type="float" office:value="5862" calcext:value-type="float">
            <text:p>5862</text:p>
          </table:table-cell>
          <table:table-cell office:value-type="float" office:value="3129.75" calcext:value-type="float">
            <text:p>3129.75</text:p>
          </table:table-cell>
          <table:table-cell office:value-type="float" office:value="0.154222" calcext:value-type="float">
            <text:p>0.154222</text:p>
          </table:table-cell>
        </table:table-row>
        <table:table-row table:style-name="ro1">
          <table:table-cell office:value-type="string" calcext:value-type="string">
            <text:p>mesh8x8_True_32</text:p>
          </table:table-cell>
          <table:table-cell office:value-type="float" office:value="9007" calcext:value-type="float">
            <text:p>9007</text:p>
          </table:table-cell>
          <table:table-cell office:value-type="float" office:value="1439.41" calcext:value-type="float">
            <text:p>1439.41</text:p>
          </table:table-cell>
          <table:table-cell office:value-type="float" office:value="2.56733" calcext:value-type="float">
            <text:p>2.56733</text:p>
          </table:table-cell>
        </table:table-row>
        <table:table-row table:style-name="ro1">
          <table:table-cell office:value-type="string" calcext:value-type="string">
            <text:p>mesh8x8_True_64</text:p>
          </table:table-cell>
          <table:table-cell office:value-type="float" office:value="5870" calcext:value-type="float">
            <text:p>5870</text:p>
          </table:table-cell>
          <table:table-cell office:value-type="float" office:value="1105.72" calcext:value-type="float">
            <text:p>1105.72</text:p>
          </table:table-cell>
          <table:table-cell office:value-type="float" office:value="1.07756" calcext:value-type="float">
            <text:p>1.07756</text:p>
          </table:table-cell>
        </table:table-row>
        <table:table-row table:style-name="ro1">
          <table:table-cell office:value-type="string" calcext:value-type="string">
            <text:p>mesh8x8_True_128</text:p>
          </table:table-cell>
          <table:table-cell office:value-type="float" office:value="8780" calcext:value-type="float">
            <text:p>8780</text:p>
          </table:table-cell>
          <table:table-cell office:value-type="float" office:value="1499.87" calcext:value-type="float">
            <text:p>1499.87</text:p>
          </table:table-cell>
          <table:table-cell office:value-type="float" office:value="0.600889" calcext:value-type="float">
            <text:p>0.600889</text:p>
          </table:table-cell>
        </table:table-row>
        <table:table-row table:style-name="ro1">
          <table:table-cell office:value-type="string" calcext:value-type="string">
            <text:p>mesh16x16_True_32</text:p>
          </table:table-cell>
          <table:table-cell office:value-type="float" office:value="1221" calcext:value-type="float">
            <text:p>1221</text:p>
          </table:table-cell>
          <table:table-cell office:value-type="float" office:value="87.5255" calcext:value-type="float">
            <text:p>87.5255</text:p>
          </table:table-cell>
          <table:table-cell office:value-type="float" office:value="20.5643" calcext:value-type="float">
            <text:p>20.5643</text:p>
          </table:table-cell>
        </table:table-row>
        <table:table-row table:style-name="ro1">
          <table:table-cell office:value-type="string" calcext:value-type="string">
            <text:p>mesh16x16_True_64</text:p>
          </table:table-cell>
          <table:table-cell office:value-type="float" office:value="893" calcext:value-type="float">
            <text:p>893</text:p>
          </table:table-cell>
          <table:table-cell office:value-type="float" office:value="82.2611" calcext:value-type="float">
            <text:p>82.2611</text:p>
          </table:table-cell>
          <table:table-cell office:value-type="float" office:value="20.2609" calcext:value-type="float">
            <text:p>20.2609</text:p>
          </table:table-cell>
        </table:table-row>
        <table:table-row table:style-name="ro1">
          <table:table-cell office:value-type="string" calcext:value-type="string">
            <text:p>mesh16x16_True_128</text:p>
          </table:table-cell>
          <table:table-cell office:value-type="float" office:value="933" calcext:value-type="float">
            <text:p>933</text:p>
          </table:table-cell>
          <table:table-cell office:value-type="float" office:value="83.4374" calcext:value-type="float">
            <text:p>83.4374</text:p>
          </table:table-cell>
          <table:table-cell office:value-type="float" office:value="20.401" calcext:value-type="float">
            <text:p>20.401</text:p>
          </table:table-cell>
        </table:table-row>
        <table:table-row table:style-name="ro1">
          <table:table-cell office:value-type="string" calcext:value-type="string">
            <text:p>mesh32x32_True_32</text:p>
          </table:table-cell>
          <table:table-cell office:value-type="float" office:value="9000" calcext:value-type="float">
            <text:p>9000</text:p>
          </table:table-cell>
          <table:table-cell office:value-type="float" office:value="1321.27" calcext:value-type="float">
            <text:p>1321.27</text:p>
          </table:table-cell>
          <table:table-cell office:value-type="float" office:value="51.7722" calcext:value-type="float">
            <text:p>51.7722</text:p>
          </table:table-cell>
        </table:table-row>
        <table:table-row table:style-name="ro1">
          <table:table-cell office:value-type="string" calcext:value-type="string">
            <text:p>mesh32x32_True_64</text:p>
          </table:table-cell>
          <table:table-cell office:value-type="float" office:value="8402" calcext:value-type="float">
            <text:p>8402</text:p>
          </table:table-cell>
          <table:table-cell office:value-type="float" office:value="1248.38" calcext:value-type="float">
            <text:p>1248.38</text:p>
          </table:table-cell>
          <table:table-cell office:value-type="float" office:value="52.6894" calcext:value-type="float">
            <text:p>52.6894</text:p>
          </table:table-cell>
        </table:table-row>
        <table:table-row table:style-name="ro1">
          <table:table-cell office:value-type="string" calcext:value-type="string">
            <text:p>mesh32x32_True_128</text:p>
          </table:table-cell>
          <table:table-cell office:value-type="float" office:value="8962" calcext:value-type="float">
            <text:p>8962</text:p>
          </table:table-cell>
          <table:table-cell office:value-type="float" office:value="1322.22" calcext:value-type="float">
            <text:p>1322.22</text:p>
          </table:table-cell>
          <table:table-cell office:value-type="float" office:value="51.3907" calcext:value-type="float">
            <text:p>51.3907</text:p>
          </table:table-cell>
        </table:table-row>
        <table:table-row table:style-name="ro1">
          <table:table-cell office:value-type="string" calcext:value-type="string">
            <text:p>mesh50x50_True_32</text:p>
          </table:table-cell>
          <table:table-cell office:value-type="float" office:value="9548" calcext:value-type="float">
            <text:p>9548</text:p>
          </table:table-cell>
          <table:table-cell office:value-type="float" office:value="2038.89" calcext:value-type="float">
            <text:p>2038.89</text:p>
          </table:table-cell>
          <table:table-cell office:value-type="float" office:value="83.4622" calcext:value-type="float">
            <text:p>83.4622</text:p>
          </table:table-cell>
        </table:table-row>
        <table:table-row table:style-name="ro1">
          <table:table-cell office:value-type="string" calcext:value-type="string">
            <text:p>mesh50x50_True_64</text:p>
          </table:table-cell>
          <table:table-cell office:value-type="float" office:value="9515" calcext:value-type="float">
            <text:p>9515</text:p>
          </table:table-cell>
          <table:table-cell office:value-type="float" office:value="2019.51" calcext:value-type="float">
            <text:p>2019.51</text:p>
          </table:table-cell>
          <table:table-cell office:value-type="float" office:value="83.4278" calcext:value-type="float">
            <text:p>83.4278</text:p>
          </table:table-cell>
        </table:table-row>
        <table:table-row table:style-name="ro1">
          <table:table-cell office:value-type="string" calcext:value-type="string">
            <text:p>mesh50x50_True_128</text:p>
          </table:table-cell>
          <table:table-cell office:value-type="float" office:value="9477" calcext:value-type="float">
            <text:p>9477</text:p>
          </table:table-cell>
          <table:table-cell office:value-type="float" office:value="2009.24" calcext:value-type="float">
            <text:p>2009.24</text:p>
          </table:table-cell>
          <table:table-cell office:value-type="float" office:value="84.3993" calcext:value-type="float">
            <text:p>84.3993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0.0563in" svg:y="3.8996in">
            <draw:object draw:notify-on-update-of-ranges="Sheet3.A1:Sheet3.A1 Sheet3.A2:Sheet3.A16 Sheet3.D1:Sheet3.D1 Sheet3.D2:Sheet3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0823in" svg:y="3.7898in">
            <draw:object draw:notify-on-update-of-ranges="Sheet3.A1:Sheet3.A1 Sheet3.A2:Sheet3.A16 Sheet3.C1:Sheet3.C1 Sheet3.C2:Sheet3.C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76in" svg:height="3.5386in" svg:x="0.7882in" svg:y="7.8732in">
            <draw:object draw:notify-on-update-of-ranges="Sheet3.A1:Sheet3.A1 Sheet3.A2:Sheet3.A16 Sheet3.B1:Sheet3.B1 Sheet3.B2:Sheet3.B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delay_max</text:p>
          </table:table-cell>
          <table:table-cell office:value-type="string" calcext:value-type="string">
            <text:p>delay_avg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string" calcext:value-type="string">
            <text:p>mesh4x4_False_32</text:p>
          </table:table-cell>
          <table:table-cell office:value-type="float" office:value="72" calcext:value-type="float">
            <text:p>72</text:p>
          </table:table-cell>
          <table:table-cell office:value-type="float" office:value="11.666" calcext:value-type="float">
            <text:p>11.666</text:p>
          </table:table-cell>
          <table:table-cell office:value-type="float" office:value="1.25711" calcext:value-type="float">
            <text:p>1.25711</text:p>
          </table:table-cell>
        </table:table-row>
        <table:table-row table:style-name="ro1">
          <table:table-cell office:value-type="string" calcext:value-type="string">
            <text:p>mesh4x4_False_64</text:p>
          </table:table-cell>
          <table:table-cell office:value-type="float" office:value="60" calcext:value-type="float">
            <text:p>60</text:p>
          </table:table-cell>
          <table:table-cell office:value-type="float" office:value="11.6319" calcext:value-type="float">
            <text:p>11.6319</text:p>
          </table:table-cell>
          <table:table-cell office:value-type="float" office:value="1.19856" calcext:value-type="float">
            <text:p>1.19856</text:p>
          </table:table-cell>
        </table:table-row>
        <table:table-row table:style-name="ro1">
          <table:table-cell office:value-type="string" calcext:value-type="string">
            <text:p>mesh4x4_False_128</text:p>
          </table:table-cell>
          <table:table-cell office:value-type="float" office:value="60" calcext:value-type="float">
            <text:p>60</text:p>
          </table:table-cell>
          <table:table-cell office:value-type="float" office:value="11.6319" calcext:value-type="float">
            <text:p>11.6319</text:p>
          </table:table-cell>
          <table:table-cell office:value-type="float" office:value="1.19856" calcext:value-type="float">
            <text:p>1.19856</text:p>
          </table:table-cell>
        </table:table-row>
        <table:table-row table:style-name="ro1">
          <table:table-cell office:value-type="string" calcext:value-type="string">
            <text:p>mesh8x8_False_32</text:p>
          </table:table-cell>
          <table:table-cell office:value-type="float" office:value="122" calcext:value-type="float">
            <text:p>122</text:p>
          </table:table-cell>
          <table:table-cell office:value-type="float" office:value="22.8246" calcext:value-type="float">
            <text:p>22.8246</text:p>
          </table:table-cell>
          <table:table-cell office:value-type="float" office:value="5.13689" calcext:value-type="float">
            <text:p>5.13689</text:p>
          </table:table-cell>
        </table:table-row>
        <table:table-row table:style-name="ro1">
          <table:table-cell office:value-type="string" calcext:value-type="string">
            <text:p>mesh8x8_False_64</text:p>
          </table:table-cell>
          <table:table-cell office:value-type="float" office:value="147" calcext:value-type="float">
            <text:p>147</text:p>
          </table:table-cell>
          <table:table-cell office:value-type="float" office:value="23.376" calcext:value-type="float">
            <text:p>23.376</text:p>
          </table:table-cell>
          <table:table-cell office:value-type="float" office:value="5.08811" calcext:value-type="float">
            <text:p>5.08811</text:p>
          </table:table-cell>
        </table:table-row>
        <table:table-row table:style-name="ro1">
          <table:table-cell office:value-type="string" calcext:value-type="string">
            <text:p>mesh8x8_False_128</text:p>
          </table:table-cell>
          <table:table-cell office:value-type="float" office:value="121" calcext:value-type="float">
            <text:p>121</text:p>
          </table:table-cell>
          <table:table-cell office:value-type="float" office:value="22.7876" calcext:value-type="float">
            <text:p>22.7876</text:p>
          </table:table-cell>
          <table:table-cell office:value-type="float" office:value="5.09322" calcext:value-type="float">
            <text:p>5.09322</text:p>
          </table:table-cell>
        </table:table-row>
        <table:table-row table:style-name="ro1">
          <table:table-cell office:value-type="string" calcext:value-type="string">
            <text:p>mesh16x16_False_32</text:p>
          </table:table-cell>
          <table:table-cell office:value-type="float" office:value="743" calcext:value-type="float">
            <text:p>743</text:p>
          </table:table-cell>
          <table:table-cell office:value-type="float" office:value="82.4405" calcext:value-type="float">
            <text:p>82.4405</text:p>
          </table:table-cell>
          <table:table-cell office:value-type="float" office:value="20.5472" calcext:value-type="float">
            <text:p>20.5472</text:p>
          </table:table-cell>
        </table:table-row>
        <table:table-row table:style-name="ro1">
          <table:table-cell office:value-type="string" calcext:value-type="string">
            <text:p>mesh16x16_False_64</text:p>
          </table:table-cell>
          <table:table-cell office:value-type="float" office:value="992" calcext:value-type="float">
            <text:p>992</text:p>
          </table:table-cell>
          <table:table-cell office:value-type="float" office:value="88.9743" calcext:value-type="float">
            <text:p>88.9743</text:p>
          </table:table-cell>
          <table:table-cell office:value-type="float" office:value="20.5053" calcext:value-type="float">
            <text:p>20.5053</text:p>
          </table:table-cell>
        </table:table-row>
        <table:table-row table:style-name="ro1">
          <table:table-cell office:value-type="string" calcext:value-type="string">
            <text:p>mesh16x16_False_128</text:p>
          </table:table-cell>
          <table:table-cell office:value-type="float" office:value="905" calcext:value-type="float">
            <text:p>905</text:p>
          </table:table-cell>
          <table:table-cell office:value-type="float" office:value="82.9223" calcext:value-type="float">
            <text:p>82.9223</text:p>
          </table:table-cell>
          <table:table-cell office:value-type="float" office:value="20.5547" calcext:value-type="float">
            <text:p>20.5547</text:p>
          </table:table-cell>
        </table:table-row>
        <table:table-row table:style-name="ro1">
          <table:table-cell office:value-type="string" calcext:value-type="string">
            <text:p>mesh32x32_False_32</text:p>
          </table:table-cell>
          <table:table-cell office:value-type="float" office:value="9054" calcext:value-type="float">
            <text:p>9054</text:p>
          </table:table-cell>
          <table:table-cell office:value-type="float" office:value="1309.96" calcext:value-type="float">
            <text:p>1309.96</text:p>
          </table:table-cell>
          <table:table-cell office:value-type="float" office:value="51.9521" calcext:value-type="float">
            <text:p>51.9521</text:p>
          </table:table-cell>
        </table:table-row>
        <table:table-row table:style-name="ro1">
          <table:table-cell office:value-type="string" calcext:value-type="string">
            <text:p>mesh32x32_False_64</text:p>
          </table:table-cell>
          <table:table-cell office:value-type="float" office:value="8762" calcext:value-type="float">
            <text:p>8762</text:p>
          </table:table-cell>
          <table:table-cell office:value-type="float" office:value="1268.77" calcext:value-type="float">
            <text:p>1268.77</text:p>
          </table:table-cell>
          <table:table-cell office:value-type="float" office:value="52.3482" calcext:value-type="float">
            <text:p>52.3482</text:p>
          </table:table-cell>
        </table:table-row>
        <table:table-row table:style-name="ro1">
          <table:table-cell office:value-type="string" calcext:value-type="string">
            <text:p>mesh32x32_False_128</text:p>
          </table:table-cell>
          <table:table-cell office:value-type="float" office:value="9085" calcext:value-type="float">
            <text:p>9085</text:p>
          </table:table-cell>
          <table:table-cell office:value-type="float" office:value="1284.75" calcext:value-type="float">
            <text:p>1284.75</text:p>
          </table:table-cell>
          <table:table-cell office:value-type="float" office:value="52.2657" calcext:value-type="float">
            <text:p>52.2657</text:p>
          </table:table-cell>
        </table:table-row>
        <table:table-row table:style-name="ro1">
          <table:table-cell office:value-type="string" calcext:value-type="string">
            <text:p>mesh50x50_False_32</text:p>
          </table:table-cell>
          <table:table-cell office:value-type="float" office:value="9259" calcext:value-type="float">
            <text:p>9259</text:p>
          </table:table-cell>
          <table:table-cell office:value-type="float" office:value="2005.21" calcext:value-type="float">
            <text:p>2005.21</text:p>
          </table:table-cell>
          <table:table-cell office:value-type="float" office:value="83.3246" calcext:value-type="float">
            <text:p>83.3246</text:p>
          </table:table-cell>
        </table:table-row>
        <table:table-row table:style-name="ro1">
          <table:table-cell office:value-type="string" calcext:value-type="string">
            <text:p>mesh50x50_False_64</text:p>
          </table:table-cell>
          <table:table-cell office:value-type="float" office:value="9348" calcext:value-type="float">
            <text:p>9348</text:p>
          </table:table-cell>
          <table:table-cell office:value-type="float" office:value="2018.57" calcext:value-type="float">
            <text:p>2018.57</text:p>
          </table:table-cell>
          <table:table-cell office:value-type="float" office:value="84.0462" calcext:value-type="float">
            <text:p>84.0462</text:p>
          </table:table-cell>
        </table:table-row>
        <table:table-row table:style-name="ro1">
          <table:table-cell office:value-type="string" calcext:value-type="string">
            <text:p>mesh50x50_False_128</text:p>
          </table:table-cell>
          <table:table-cell office:value-type="float" office:value="9515" calcext:value-type="float">
            <text:p>9515</text:p>
          </table:table-cell>
          <table:table-cell office:value-type="float" office:value="2025.81" calcext:value-type="float">
            <text:p>2025.81</text:p>
          </table:table-cell>
          <table:table-cell office:value-type="float" office:value="83.5594" calcext:value-type="float">
            <text:p>83.5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0T20:54:50.394472889</dc:date>
    <meta:editing-duration>PT3M50S</meta:editing-duration>
    <meta:editing-cycles>1</meta:editing-cycles>
    <meta:document-statistic meta:table-count="3" meta:cell-count="252" meta:object-count="6"/>
    <meta:generator>LibreOffice/24.8.0.3$Linux_X86_64 LibreOffice_project/48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legend chart:legend-position="end" svg:x="12.932cm" svg:y="4.192cm" style:legend-expansion="high" chart:style-name="ch2"/>
        <chart:plot-area chart:style-name="ch3" table:cell-range-address="Sheet2.A2:Sheet2.A16 Sheet2.D1:Sheet2.D16" chart:data-source-has-labels="both" svg:x="0.319cm" svg:y="0.179cm" svg:width="12.294cm" svg:height="8.631cm">
          <chart:coordinate-region svg:x="2.584cm" svg:y="0.381cm" svg:width="9.886cm" svg:height="5.347cm"/>
          <chart:axis chart:dimension="x" chart:name="primary-x" chart:style-name="ch4" chartooo:axis-type="auto">
            <chartooo:date-scale/>
            <chart:categories table:cell-range-address="Sheet2.A2:Sheet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16" chart:label-cell-address="Sheet2.D1:Sheet2.D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h4x4_True_32</text:p>
                <draw:g>
                  <svg:desc>Sheet2.A2:Sheet2.A16</svg:desc>
                </draw:g>
              </table:table-cell>
              <table:table-cell office:value-type="float" office:value="0.607111">
                <text:p>0.607111</text:p>
                <draw:g>
                  <svg:desc>Sheet2.D2:Sheet2.D16</svg:desc>
                </draw:g>
              </table:table-cell>
            </table:table-row>
            <table:table-row>
              <table:table-cell office:value-type="string">
                <text:p>mesh4x4_True_64</text:p>
              </table:table-cell>
              <table:table-cell office:value-type="float" office:value="0.307333">
                <text:p>0.307333</text:p>
              </table:table-cell>
            </table:table-row>
            <table:table-row>
              <table:table-cell office:value-type="string">
                <text:p>mesh4x4_True_128</text:p>
              </table:table-cell>
              <table:table-cell office:value-type="float" office:value="0.154222">
                <text:p>0.154222</text:p>
              </table:table-cell>
            </table:table-row>
            <table:table-row>
              <table:table-cell office:value-type="string">
                <text:p>mesh8x8_True_32</text:p>
              </table:table-cell>
              <table:table-cell office:value-type="float" office:value="2.56733">
                <text:p>2.56733</text:p>
              </table:table-cell>
            </table:table-row>
            <table:table-row>
              <table:table-cell office:value-type="string">
                <text:p>mesh8x8_True_64</text:p>
              </table:table-cell>
              <table:table-cell office:value-type="float" office:value="1.07756">
                <text:p>1.07756</text:p>
              </table:table-cell>
            </table:table-row>
            <table:table-row>
              <table:table-cell office:value-type="string">
                <text:p>mesh8x8_True_128</text:p>
              </table:table-cell>
              <table:table-cell office:value-type="float" office:value="0.600889">
                <text:p>0.600889</text:p>
              </table:table-cell>
            </table:table-row>
            <table:table-row>
              <table:table-cell office:value-type="string">
                <text:p>mesh16x16_True_32</text:p>
              </table:table-cell>
              <table:table-cell office:value-type="float" office:value="20.5643">
                <text:p>20.5643</text:p>
              </table:table-cell>
            </table:table-row>
            <table:table-row>
              <table:table-cell office:value-type="string">
                <text:p>mesh16x16_True_64</text:p>
              </table:table-cell>
              <table:table-cell office:value-type="float" office:value="20.2609">
                <text:p>20.2609</text:p>
              </table:table-cell>
            </table:table-row>
            <table:table-row>
              <table:table-cell office:value-type="string">
                <text:p>mesh16x16_True_128</text:p>
              </table:table-cell>
              <table:table-cell office:value-type="float" office:value="20.401">
                <text:p>20.401</text:p>
              </table:table-cell>
            </table:table-row>
            <table:table-row>
              <table:table-cell office:value-type="string">
                <text:p>mesh32x32_True_32</text:p>
              </table:table-cell>
              <table:table-cell office:value-type="float" office:value="51.7722">
                <text:p>51.7722</text:p>
              </table:table-cell>
            </table:table-row>
            <table:table-row>
              <table:table-cell office:value-type="string">
                <text:p>mesh32x32_True_64</text:p>
              </table:table-cell>
              <table:table-cell office:value-type="float" office:value="52.6894">
                <text:p>52.6894</text:p>
              </table:table-cell>
            </table:table-row>
            <table:table-row>
              <table:table-cell office:value-type="string">
                <text:p>mesh32x32_True_128</text:p>
              </table:table-cell>
              <table:table-cell office:value-type="float" office:value="51.3907">
                <text:p>51.3907</text:p>
              </table:table-cell>
            </table:table-row>
            <table:table-row>
              <table:table-cell office:value-type="string">
                <text:p>mesh50x50_True_32</text:p>
              </table:table-cell>
              <table:table-cell office:value-type="float" office:value="83.4622">
                <text:p>83.4622</text:p>
              </table:table-cell>
            </table:table-row>
            <table:table-row>
              <table:table-cell office:value-type="string">
                <text:p>mesh50x50_True_64</text:p>
              </table:table-cell>
              <table:table-cell office:value-type="float" office:value="83.4278">
                <text:p>83.4278</text:p>
              </table:table-cell>
            </table:table-row>
            <table:table-row>
              <table:table-cell office:value-type="string">
                <text:p>mesh50x50_True_128</text:p>
              </table:table-cell>
              <table:table-cell office:value-type="float" office:value="84.3993">
                <text:p>84.3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5cm" svg:y="4.198cm" style:legend-expansion="high" chart:style-name="ch2"/>
        <chart:plot-area chart:style-name="ch3" table:cell-range-address="Sheet2.A1:Sheet2.A16 Sheet2.C1:Sheet2.C16" chart:data-source-has-labels="both" svg:x="0.32cm" svg:y="0.18cm" svg:width="12.375cm" svg:height="8.64cm">
          <chart:coordinate-region svg:x="2.585cm" svg:y="0.382cm" svg:width="9.967cm" svg:height="5.357cm"/>
          <chart:axis chart:dimension="x" chart:name="primary-x" chart:style-name="ch4" chartooo:axis-type="auto">
            <chartooo:date-scale/>
            <chart:categories table:cell-range-address="Sheet2.A2:Sheet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6" chart:label-cell-address="Sheet2.C1:Sheet2.C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_avg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h4x4_True_32</text:p>
                <draw:g>
                  <svg:desc>Sheet2.A2:Sheet2.A16</svg:desc>
                </draw:g>
              </table:table-cell>
              <table:table-cell office:value-type="float" office:value="736.89">
                <text:p>736.89</text:p>
                <draw:g>
                  <svg:desc>Sheet2.C2:Sheet2.C16</svg:desc>
                </draw:g>
              </table:table-cell>
            </table:table-row>
            <table:table-row>
              <table:table-cell office:value-type="string">
                <text:p>mesh4x4_True_64</text:p>
              </table:table-cell>
              <table:table-cell office:value-type="float" office:value="1063.09">
                <text:p>1063.09</text:p>
              </table:table-cell>
            </table:table-row>
            <table:table-row>
              <table:table-cell office:value-type="string">
                <text:p>mesh4x4_True_128</text:p>
              </table:table-cell>
              <table:table-cell office:value-type="float" office:value="3129.75">
                <text:p>3129.75</text:p>
              </table:table-cell>
            </table:table-row>
            <table:table-row>
              <table:table-cell office:value-type="string">
                <text:p>mesh8x8_True_32</text:p>
              </table:table-cell>
              <table:table-cell office:value-type="float" office:value="1439.41">
                <text:p>1439.41</text:p>
              </table:table-cell>
            </table:table-row>
            <table:table-row>
              <table:table-cell office:value-type="string">
                <text:p>mesh8x8_True_64</text:p>
              </table:table-cell>
              <table:table-cell office:value-type="float" office:value="1105.72">
                <text:p>1105.72</text:p>
              </table:table-cell>
            </table:table-row>
            <table:table-row>
              <table:table-cell office:value-type="string">
                <text:p>mesh8x8_True_128</text:p>
              </table:table-cell>
              <table:table-cell office:value-type="float" office:value="1499.87">
                <text:p>1499.87</text:p>
              </table:table-cell>
            </table:table-row>
            <table:table-row>
              <table:table-cell office:value-type="string">
                <text:p>mesh16x16_True_32</text:p>
              </table:table-cell>
              <table:table-cell office:value-type="float" office:value="87.5255">
                <text:p>87.5255</text:p>
              </table:table-cell>
            </table:table-row>
            <table:table-row>
              <table:table-cell office:value-type="string">
                <text:p>mesh16x16_True_64</text:p>
              </table:table-cell>
              <table:table-cell office:value-type="float" office:value="82.2611">
                <text:p>82.2611</text:p>
              </table:table-cell>
            </table:table-row>
            <table:table-row>
              <table:table-cell office:value-type="string">
                <text:p>mesh16x16_True_128</text:p>
              </table:table-cell>
              <table:table-cell office:value-type="float" office:value="83.4374">
                <text:p>83.4374</text:p>
              </table:table-cell>
            </table:table-row>
            <table:table-row>
              <table:table-cell office:value-type="string">
                <text:p>mesh32x32_True_32</text:p>
              </table:table-cell>
              <table:table-cell office:value-type="float" office:value="1321.27">
                <text:p>1321.27</text:p>
              </table:table-cell>
            </table:table-row>
            <table:table-row>
              <table:table-cell office:value-type="string">
                <text:p>mesh32x32_True_64</text:p>
              </table:table-cell>
              <table:table-cell office:value-type="float" office:value="1248.38">
                <text:p>1248.38</text:p>
              </table:table-cell>
            </table:table-row>
            <table:table-row>
              <table:table-cell office:value-type="string">
                <text:p>mesh32x32_True_128</text:p>
              </table:table-cell>
              <table:table-cell office:value-type="float" office:value="1322.22">
                <text:p>1322.22</text:p>
              </table:table-cell>
            </table:table-row>
            <table:table-row>
              <table:table-cell office:value-type="string">
                <text:p>mesh50x50_True_32</text:p>
              </table:table-cell>
              <table:table-cell office:value-type="float" office:value="2038.89">
                <text:p>2038.89</text:p>
              </table:table-cell>
            </table:table-row>
            <table:table-row>
              <table:table-cell office:value-type="string">
                <text:p>mesh50x50_True_64</text:p>
              </table:table-cell>
              <table:table-cell office:value-type="float" office:value="2019.51">
                <text:p>2019.51</text:p>
              </table:table-cell>
            </table:table-row>
            <table:table-row>
              <table:table-cell office:value-type="string">
                <text:p>mesh50x50_True_128</text:p>
              </table:table-cell>
              <table:table-cell office:value-type="float" office:value="2009.24">
                <text:p>2009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6cm" svg:y="4.198cm" style:legend-expansion="high" chart:style-name="ch2"/>
        <chart:plot-area chart:style-name="ch3" table:cell-range-address="Sheet2.A1:Sheet2.B16" chart:data-source-has-labels="both" svg:x="0.32cm" svg:y="0.18cm" svg:width="12.276cm" svg:height="8.64cm">
          <chart:coordinate-region svg:x="2.585cm" svg:y="0.382cm" svg:width="9.868cm" svg:height="5.357cm"/>
          <chart:axis chart:dimension="x" chart:name="primary-x" chart:style-name="ch4" chartooo:axis-type="auto">
            <chartooo:date-scale/>
            <chart:categories table:cell-range-address="Sheet2.A2:Sheet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6" chart:label-cell-address="Sheet2.B1:Sheet2.B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_max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h4x4_True_32</text:p>
                <draw:g>
                  <svg:desc>Sheet2.A2:Sheet2.A16</svg:desc>
                </draw:g>
              </table:table-cell>
              <table:table-cell office:value-type="float" office:value="5062">
                <text:p>5062</text:p>
                <draw:g>
                  <svg:desc>Sheet2.B2:Sheet2.B16</svg:desc>
                </draw:g>
              </table:table-cell>
            </table:table-row>
            <table:table-row>
              <table:table-cell office:value-type="string">
                <text:p>mesh4x4_True_6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mesh4x4_True_128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mesh8x8_True_32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mesh8x8_True_64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mesh8x8_True_128</text:p>
              </table:table-cell>
              <table:table-cell office:value-type="float" office:value="8780">
                <text:p>8780</text:p>
              </table:table-cell>
            </table:table-row>
            <table:table-row>
              <table:table-cell office:value-type="string">
                <text:p>mesh16x16_True_32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mesh16x16_True_6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mesh16x16_True_12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mesh32x32_True_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mesh32x32_True_64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string">
                <text:p>mesh32x32_True_128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mesh50x50_True_32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mesh50x50_True_64</text:p>
              </table:table-cell>
              <table:table-cell office:value-type="float" office:value="9515">
                <text:p>9515</text:p>
              </table:table-cell>
            </table:table-row>
            <table:table-row>
              <table:table-cell office:value-type="string">
                <text:p>mesh50x50_True_128</text:p>
              </table:table-cell>
              <table:table-cell office:value-type="float" office:value="9477">
                <text:p>9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5cm" svg:y="4.198cm" style:legend-expansion="high" chart:style-name="ch2"/>
        <chart:plot-area chart:style-name="ch3" table:cell-range-address="Sheet3.A1:Sheet3.A16 Sheet3.D1:Sheet3.D16" chart:data-source-has-labels="both" svg:x="0.32cm" svg:y="0.18cm" svg:width="12.295cm" svg:height="8.64cm">
          <chart:coordinate-region svg:x="2.683cm" svg:y="0.382cm" svg:width="9.79cm" svg:height="5.257cm"/>
          <chart:axis chart:dimension="x" chart:name="primary-x" chart:style-name="ch4" chartooo:axis-type="auto">
            <chartooo:date-scale/>
            <chart:categories table:cell-range-address="Sheet3.A2:Sheet3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6" chart:label-cell-address="Sheet3.D1:Sheet3.D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h4x4_False_32</text:p>
                <draw:g>
                  <svg:desc>Sheet3.A2:Sheet3.A16</svg:desc>
                </draw:g>
              </table:table-cell>
              <table:table-cell office:value-type="float" office:value="1.25711">
                <text:p>1.25711</text:p>
                <draw:g>
                  <svg:desc>Sheet3.D2:Sheet3.D16</svg:desc>
                </draw:g>
              </table:table-cell>
            </table:table-row>
            <table:table-row>
              <table:table-cell office:value-type="string">
                <text:p>mesh4x4_False_64</text:p>
              </table:table-cell>
              <table:table-cell office:value-type="float" office:value="1.19856">
                <text:p>1.19856</text:p>
              </table:table-cell>
            </table:table-row>
            <table:table-row>
              <table:table-cell office:value-type="string">
                <text:p>mesh4x4_False_128</text:p>
              </table:table-cell>
              <table:table-cell office:value-type="float" office:value="1.19856">
                <text:p>1.19856</text:p>
              </table:table-cell>
            </table:table-row>
            <table:table-row>
              <table:table-cell office:value-type="string">
                <text:p>mesh8x8_False_32</text:p>
              </table:table-cell>
              <table:table-cell office:value-type="float" office:value="5.13689">
                <text:p>5.13689</text:p>
              </table:table-cell>
            </table:table-row>
            <table:table-row>
              <table:table-cell office:value-type="string">
                <text:p>mesh8x8_False_64</text:p>
              </table:table-cell>
              <table:table-cell office:value-type="float" office:value="5.08811">
                <text:p>5.08811</text:p>
              </table:table-cell>
            </table:table-row>
            <table:table-row>
              <table:table-cell office:value-type="string">
                <text:p>mesh8x8_False_128</text:p>
              </table:table-cell>
              <table:table-cell office:value-type="float" office:value="5.09322">
                <text:p>5.09322</text:p>
              </table:table-cell>
            </table:table-row>
            <table:table-row>
              <table:table-cell office:value-type="string">
                <text:p>mesh16x16_False_32</text:p>
              </table:table-cell>
              <table:table-cell office:value-type="float" office:value="20.5472">
                <text:p>20.5472</text:p>
              </table:table-cell>
            </table:table-row>
            <table:table-row>
              <table:table-cell office:value-type="string">
                <text:p>mesh16x16_False_64</text:p>
              </table:table-cell>
              <table:table-cell office:value-type="float" office:value="20.5053">
                <text:p>20.5053</text:p>
              </table:table-cell>
            </table:table-row>
            <table:table-row>
              <table:table-cell office:value-type="string">
                <text:p>mesh16x16_False_128</text:p>
              </table:table-cell>
              <table:table-cell office:value-type="float" office:value="20.5547">
                <text:p>20.5547</text:p>
              </table:table-cell>
            </table:table-row>
            <table:table-row>
              <table:table-cell office:value-type="string">
                <text:p>mesh32x32_False_32</text:p>
              </table:table-cell>
              <table:table-cell office:value-type="float" office:value="51.9521">
                <text:p>51.9521</text:p>
              </table:table-cell>
            </table:table-row>
            <table:table-row>
              <table:table-cell office:value-type="string">
                <text:p>mesh32x32_False_64</text:p>
              </table:table-cell>
              <table:table-cell office:value-type="float" office:value="52.3482">
                <text:p>52.3482</text:p>
              </table:table-cell>
            </table:table-row>
            <table:table-row>
              <table:table-cell office:value-type="string">
                <text:p>mesh32x32_False_128</text:p>
              </table:table-cell>
              <table:table-cell office:value-type="float" office:value="52.2657">
                <text:p>52.2657</text:p>
              </table:table-cell>
            </table:table-row>
            <table:table-row>
              <table:table-cell office:value-type="string">
                <text:p>mesh50x50_False_32</text:p>
              </table:table-cell>
              <table:table-cell office:value-type="float" office:value="83.3246">
                <text:p>83.3246</text:p>
              </table:table-cell>
            </table:table-row>
            <table:table-row>
              <table:table-cell office:value-type="string">
                <text:p>mesh50x50_False_64</text:p>
              </table:table-cell>
              <table:table-cell office:value-type="float" office:value="84.0462">
                <text:p>84.0462</text:p>
              </table:table-cell>
            </table:table-row>
            <table:table-row>
              <table:table-cell office:value-type="string">
                <text:p>mesh50x50_False_128</text:p>
              </table:table-cell>
              <table:table-cell office:value-type="float" office:value="83.5594">
                <text:p>83.55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5cm" svg:y="4.198cm" style:legend-expansion="high" chart:style-name="ch2"/>
        <chart:plot-area chart:style-name="ch3" table:cell-range-address="Sheet3.A1:Sheet3.A16 Sheet3.C1:Sheet3.C16" chart:data-source-has-labels="both" svg:x="0.32cm" svg:y="0.18cm" svg:width="12.375cm" svg:height="8.64cm">
          <chart:coordinate-region svg:x="2.683cm" svg:y="0.382cm" svg:width="9.87cm" svg:height="5.257cm"/>
          <chart:axis chart:dimension="x" chart:name="primary-x" chart:style-name="ch4" chartooo:axis-type="auto">
            <chartooo:date-scale/>
            <chart:categories table:cell-range-address="Sheet3.A2:Sheet3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C2:Sheet3.C16" chart:label-cell-address="Sheet3.C1:Sheet3.C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_avg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h4x4_False_32</text:p>
                <draw:g>
                  <svg:desc>Sheet3.A2:Sheet3.A16</svg:desc>
                </draw:g>
              </table:table-cell>
              <table:table-cell office:value-type="float" office:value="11.666">
                <text:p>11.666</text:p>
                <draw:g>
                  <svg:desc>Sheet3.C2:Sheet3.C16</svg:desc>
                </draw:g>
              </table:table-cell>
            </table:table-row>
            <table:table-row>
              <table:table-cell office:value-type="string">
                <text:p>mesh4x4_False_64</text:p>
              </table:table-cell>
              <table:table-cell office:value-type="float" office:value="11.6319">
                <text:p>11.6319</text:p>
              </table:table-cell>
            </table:table-row>
            <table:table-row>
              <table:table-cell office:value-type="string">
                <text:p>mesh4x4_False_128</text:p>
              </table:table-cell>
              <table:table-cell office:value-type="float" office:value="11.6319">
                <text:p>11.6319</text:p>
              </table:table-cell>
            </table:table-row>
            <table:table-row>
              <table:table-cell office:value-type="string">
                <text:p>mesh8x8_False_32</text:p>
              </table:table-cell>
              <table:table-cell office:value-type="float" office:value="22.8246">
                <text:p>22.8246</text:p>
              </table:table-cell>
            </table:table-row>
            <table:table-row>
              <table:table-cell office:value-type="string">
                <text:p>mesh8x8_False_64</text:p>
              </table:table-cell>
              <table:table-cell office:value-type="float" office:value="23.376">
                <text:p>23.376</text:p>
              </table:table-cell>
            </table:table-row>
            <table:table-row>
              <table:table-cell office:value-type="string">
                <text:p>mesh8x8_False_128</text:p>
              </table:table-cell>
              <table:table-cell office:value-type="float" office:value="22.7876">
                <text:p>22.7876</text:p>
              </table:table-cell>
            </table:table-row>
            <table:table-row>
              <table:table-cell office:value-type="string">
                <text:p>mesh16x16_False_32</text:p>
              </table:table-cell>
              <table:table-cell office:value-type="float" office:value="82.4405">
                <text:p>82.4405</text:p>
              </table:table-cell>
            </table:table-row>
            <table:table-row>
              <table:table-cell office:value-type="string">
                <text:p>mesh16x16_False_64</text:p>
              </table:table-cell>
              <table:table-cell office:value-type="float" office:value="88.9743">
                <text:p>88.9743</text:p>
              </table:table-cell>
            </table:table-row>
            <table:table-row>
              <table:table-cell office:value-type="string">
                <text:p>mesh16x16_False_128</text:p>
              </table:table-cell>
              <table:table-cell office:value-type="float" office:value="82.9223">
                <text:p>82.9223</text:p>
              </table:table-cell>
            </table:table-row>
            <table:table-row>
              <table:table-cell office:value-type="string">
                <text:p>mesh32x32_False_32</text:p>
              </table:table-cell>
              <table:table-cell office:value-type="float" office:value="1309.96">
                <text:p>1309.96</text:p>
              </table:table-cell>
            </table:table-row>
            <table:table-row>
              <table:table-cell office:value-type="string">
                <text:p>mesh32x32_False_64</text:p>
              </table:table-cell>
              <table:table-cell office:value-type="float" office:value="1268.77">
                <text:p>1268.77</text:p>
              </table:table-cell>
            </table:table-row>
            <table:table-row>
              <table:table-cell office:value-type="string">
                <text:p>mesh32x32_False_128</text:p>
              </table:table-cell>
              <table:table-cell office:value-type="float" office:value="1284.75">
                <text:p>1284.75</text:p>
              </table:table-cell>
            </table:table-row>
            <table:table-row>
              <table:table-cell office:value-type="string">
                <text:p>mesh50x50_False_32</text:p>
              </table:table-cell>
              <table:table-cell office:value-type="float" office:value="2005.21">
                <text:p>2005.21</text:p>
              </table:table-cell>
            </table:table-row>
            <table:table-row>
              <table:table-cell office:value-type="string">
                <text:p>mesh50x50_False_64</text:p>
              </table:table-cell>
              <table:table-cell office:value-type="float" office:value="2018.57">
                <text:p>2018.57</text:p>
              </table:table-cell>
            </table:table-row>
            <table:table-row>
              <table:table-cell office:value-type="string">
                <text:p>mesh50x50_False_128</text:p>
              </table:table-cell>
              <table:table-cell office:value-type="float" office:value="2025.81">
                <text:p>2025.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legend chart:legend-position="end" svg:x="12.913cm" svg:y="4.192cm" style:legend-expansion="high" chart:style-name="ch2"/>
        <chart:plot-area chart:style-name="ch3" table:cell-range-address="Sheet3.A1:Sheet3.B16" chart:data-source-has-labels="both" svg:x="0.319cm" svg:y="0.179cm" svg:width="12.275cm" svg:height="8.631cm">
          <chart:coordinate-region svg:x="2.682cm" svg:y="0.381cm" svg:width="9.77cm" svg:height="5.248cm"/>
          <chart:axis chart:dimension="x" chart:name="primary-x" chart:style-name="ch4" chartooo:axis-type="auto">
            <chartooo:date-scale/>
            <chart:categories table:cell-range-address="Sheet3.A2:Sheet3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16" chart:label-cell-address="Sheet3.B1:Sheet3.B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ay_max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h4x4_False_32</text:p>
                <draw:g>
                  <svg:desc>Sheet3.A2:Sheet3.A16</svg:desc>
                </draw:g>
              </table:table-cell>
              <table:table-cell office:value-type="float" office:value="72">
                <text:p>72</text:p>
                <draw:g>
                  <svg:desc>Sheet3.B2:Sheet3.B16</svg:desc>
                </draw:g>
              </table:table-cell>
            </table:table-row>
            <table:table-row>
              <table:table-cell office:value-type="string">
                <text:p>mesh4x4_False_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esh4x4_False_1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esh8x8_False_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mesh8x8_False_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mesh8x8_False_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mesh16x16_False_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mesh16x16_False_6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mesh16x16_False_12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mesh32x32_False_32</text:p>
              </table:table-cell>
              <table:table-cell office:value-type="float" office:value="9054">
                <text:p>9054</text:p>
              </table:table-cell>
            </table:table-row>
            <table:table-row>
              <table:table-cell office:value-type="string">
                <text:p>mesh32x32_False_64</text:p>
              </table:table-cell>
              <table:table-cell office:value-type="float" office:value="8762">
                <text:p>8762</text:p>
              </table:table-cell>
            </table:table-row>
            <table:table-row>
              <table:table-cell office:value-type="string">
                <text:p>mesh32x32_False_128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mesh50x50_False_32</text:p>
              </table:table-cell>
              <table:table-cell office:value-type="float" office:value="9259">
                <text:p>9259</text:p>
              </table:table-cell>
            </table:table-row>
            <table:table-row>
              <table:table-cell office:value-type="string">
                <text:p>mesh50x50_False_64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mesh50x50_False_128</text:p>
              </table:table-cell>
              <table:table-cell office:value-type="float" office:value="9515">
                <text:p>95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